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b63" officeooo:paragraph-rsid="001cfb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 : contexte du projet, demandes faites cahier des charges</text:p>
      <text:p text:style-name="P1">Part 1 :Organisation, repartition des taches etc...</text:p>
      <text:p text:style-name="P1">Part2 : Moteur = traitement des fichiers(differences) + uml</text:p>
      <text:p text:style-name="P1">Part3 : GUI=conception+ utilisation(fonctionement) +uml</text:p>
      <text:p text:style-name="P1">Conclusion : Reussites et méliorations possi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03:01:25.662194509</meta:creation-date>
    <dc:date>2018-12-26T03:11:12.059799931</dc:date>
    <meta:editing-duration>PT9M48S</meta:editing-duration>
    <meta:editing-cycles>1</meta:editing-cycles>
    <meta:document-statistic meta:table-count="0" meta:image-count="0" meta:object-count="0" meta:page-count="1" meta:paragraph-count="5" meta:word-count="37" meta:character-count="275" meta:non-whitespace-character-count="243"/>
    <meta:generator>LibreOffice/6.0.6.2$Linux_X86_64 LibreOffice_project/00m0$Build-2</meta:generator>
  </office:meta>
</office:document-meta>
</file>